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972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607cm" fo:min-width="6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1.337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243cm" fo:min-width="9.0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29cm" fo:min-width="9.97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top" draw:auto-grow-height="false" fo:min-height="6.1cm" fo:min-width="10.612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9.275cm" fo:min-width="13.15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222cm" svg:x="3.858cm" svg:y="13.383cm">
          <text:p text:style-name="P1">Interface Timers</text:p>
          <text:p text:style-name="P1"><text:span text:style-name="T1">+void startTimer()</text:span></text:p>
          <text:p text:style-name="P1"><text:span text:style-name="T1">+void endTimer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67cm" svg:height="2.857cm" svg:x="4.493cm" svg:y="16.24cm">
          <text:p text:style-name="P1">Class Timer</text:p>
          <text:p text:style-name="P1"><text:span text:style-name="T2">Implements Timers</text:span></text:p>
          <text:p text:style-name="P1"><text:span text:style-name="T1">-long startTime</text:span></text:p>
          <text:p text:style-name="P1"><text:span text:style-name="T1">-long endTime</text:span></text:p>
          <text:p text:style-name="P1"><text:span text:style-name="T1">-long result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587cm" svg:x="3.857cm" svg:y="1.318cm">
          <text:p text:style-name="P1">Interface Calculators</text:p>
          <text:p text:style-name="P1"><text:span text:style-name="T1">+void calculat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3.493cm" svg:x="4.809cm" svg:y="3.54cm">
          <text:p text:style-name="P1">Class FibonacciCalculator</text:p>
          <text:p text:style-name="P1"><text:span text:style-name="T2">Implements Calculators</text:span></text:p>
          <text:p text:style-name="P1"><text:span text:style-name="T1">-long fValue</text:span></text:p>
          <text:p text:style-name="P1"><text:span text:style-name="T1">-long fResult</text:span></text:p>
          <text:p text:style-name="P1"><text:span text:style-name="T1">-Timer calculationTimer</text:span></text:p>
          <text:p text:style-name="P1"><text:span text:style-name="T1">+long calculateFibonacciSequence(long fValu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77cm" svg:height="2.54cm" svg:x="6.08cm" svg:y="7.668cm">
          <text:p text:style-name="P1">Class RecursiveFibonacciCalculator</text:p>
          <text:p text:style-name="P1"><text:span text:style-name="T2">Extends FibonacciCalculator</text:span></text:p>
          <text:p text:style-name="P1"><text:span text:style-name="T3">+long calculateFibonacciSequence(long fValue)</text:span></text:p>
          <text:p text:style-name="P1"><text:span text:style-name="T3"><text:s text:c="10"/></text:span><text:span text:style-name="T3">//over-wrtten to be recursive instead of iterativ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112cm" svg:height="6.35cm" svg:x="3.858cm" svg:y="13.382cm">
          <text:p text:style-name="P2">Timers packag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3.652cm" svg:height="9.525cm" svg:x="3.857cm" svg:y="1cm">
          <text:p text:style-name="P2">Calculators pack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0:46:20.867000000</meta:creation-date>
    <dc:date>2021-02-26T18:10:46.380000000</dc:date>
    <meta:editing-duration>PT52M58S</meta:editing-duration>
    <meta:editing-cycles>4</meta:editing-cycles>
    <meta:generator>LibreOffice/7.0.1.2$Windows_X86_64 LibreOffice_project/7cbcfc562f6eb6708b5ff7d7397325de9e764452</meta:generator>
    <meta:document-statistic meta:object-count="7"/>
  </office:meta>
</office:document-meta>
</file>